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2T22:50:20.106823954</meta:creation-date>
    <dc:title>Default</dc:title>
    <meta:editing-cycles>1</meta:editing-cycles>
    <meta:generator>LibreOffice/25.2.3.2$Linux_X86_64 LibreOffice_project/520$Build-2</meta:generator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Default" xlink:href="../../../../../usr/lib/libreoffice/share/template/common/styles/Default.ott" meta:date="2025-09-02T22:50:19.663743127"/>
  </office:meta>
</office:document-meta>
</file>